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color="#008000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====================================================================== </text:p>
      <text:p text:style-name="P1">Information on the data sets for the SPP1665 course, Nov. 2014 </text:p>
      <text:p text:style-name="P1">(green = data used in day3; other data used in day4)</text:p>
      <text:p text:style-name="Standard"/>
      <text:p text:style-name="Standard"/>
      <text:p text:style-name="P2">Structure of information: </text:p>
      <text:p text:style-name="Standard">Filename &amp; format &amp; \# bins (ms) &amp; comment </text:p>
      <text:p text:style-name="Standard"/>
      <text:list xml:id="list10924071811" text:style-name="L1">
        <text:list-item>
          <text:p text:style-name="P4">Nonstationary data [generating program: Nonstat.m ]</text:p>
        </text:list-item>
      </text:list>
      <text:p text:style-name="P3"><text:s/>Data0 &amp; [sp tr] &amp; 1000 &amp; ./Nonstat/Data0.eps, stat, 20, Poisson </text:p>
      <text:p text:style-name="P3"><text:s/>Data1 &amp; [sp tr] &amp; 1000 &amp; ./Nonstat/Data1.eps, lhl, 20/100/20 </text:p>
      <text:p text:style-name="P3"><text:s/>Data2 &amp; [sp tr] &amp; 1000 &amp; ./Nonstat/Data2.eps, latvar, lhl, 20/100/20 </text:p>
      <text:p text:style-name="P3"><text:s/>Data3 &amp; [sp tr] &amp; 1000 &amp; ./Nonstat/Data3.eps, acrosstr, 2 states, 20/100 </text:p>
      <text:p text:style-name="P3"><text:s/>Data4 &amp; [sp tr] &amp; 2000 &amp; TheorRateFunction.eps, Exercise7\_5\_03 </text:p>
      <text:p text:style-name="Standard"><text:s/>Data23 &amp; [sp tr] &amp; 1000 &amp; ./Nonstat/Data23.eps, osci </text:p>
      <text:p text:style-name="Standard"><text:s/>Data24 &amp; [sp tr] &amp; 1000 &amp; ./Nonstat/Data24.eps, osci</text:p>
      <text:p text:style-name="Standard"/>
      <text:list xml:id="list713326526" text:style-name="L2">
        <text:list-item>
          <text:p text:style-name="P5">Gamma spike trains [generating file: SimulGamma.m ]</text:p>
        </text:list-item>
      </text:list>
      <text:p text:style-name="Standard"><text:s/>Data9 &amp; [sp tr] &amp; 1801 &amp; ./Gamma/SimulGamma.m, g=7,stat,50, ntrials=38 </text:p>
      <text:p text:style-name="P3"><text:s/>Data10 &amp; [sp tr] &amp; 1801 &amp; ./Gamma/SimulGamma.m, g=7,stat,20, ntrials=38 </text:p>
      <text:p text:style-name="Standard"><text:s/>Data11 &amp; [sp tr] &amp; 1801 &amp; ./Gamma/SimulGamma.m, g=20,stat,20, ntrials=38 </text:p>
      <text:p text:style-name="Standard"/>
      <text:list xml:id="list1971120808" text:style-name="L3">
        <text:list-item>
          <text:p text:style-name="P6">Real data</text:p>
        </text:list-item>
      </text:list>
      <text:p text:style-name="Standard"/>
      <text:p text:style-name="Standard"><text:s/>Data5 &amp; [sp tr] &amp; 1801 &amp; joe153, n1, joe153OrigSim.eps </text:p>
      <text:p text:style-name="Standard"><text:s/>Data6 &amp; [sp tr] &amp; 1801 &amp; joe153, n3, joe153OrigSim.eps </text:p>
      <text:p text:style-name="Standard"><text:s/>Data7 &amp; [sp tr] &amp; 1801 &amp; g=7, joe153, n1, joe153OrigSim.eps </text:p>
      <text:p text:style-name="Standard"><text:s/>Data8 &amp; [sp tr] &amp; 1801 &amp; g=7, joe153, n3, , joe153OrigSim.eps </text:p>
      <text:p text:style-name="P3">Data12 &amp; [sp tr] &amp; 1401 &amp; joe163 </text:p>
      <text:p text:style-name="Standard"><text:s/>Data13 &amp; [sp tr] &amp; 1401 &amp; joe163 </text:p>
      <text:p text:style-name="Standard"/>
      <text:p text:style-name="Standard"><text:s/>Data14 &amp; [sp tr] &amp; 2101 &amp; winny131\_235, n2 </text:p>
      <text:p text:style-name="Standard"><text:s/>Data15 &amp; [sp tr] &amp; 2101 &amp; winny131\_235, n3 </text:p>
      <text:p text:style-name="Standard"><text:s/>data14_15.gdf<text:tab/>== Data14 and Data15 </text:p>
      <text:p text:style-name="Standard"/>
      <text:p text:style-name="Standard"><text:s/>Data16 &amp; [sp tr] &amp; 1251 &amp; data12\_n401\_n305, n401 </text:p>
      <text:p text:style-name="Standard"><text:s/>Data17 &amp; [sp tr] &amp; 1251 &amp; data12\_n401\_n305, n305 </text:p>
      <text:p text:style-name="Standard"><text:s/>data12\_n4\_n3 &amp; gdf &amp; &amp; 703, -150, 110; simult. Data16,Data17, $401=4$, $305=3$ </text:p>
      <text:p text:style-name="Standard"/>
      <text:p text:style-name="Standard"><text:s/>Data18 &amp; [sp tr] &amp; 1251 &amp; data13\_n401\_n305, n401 </text:p>
      <text:p text:style-name="Standard"><text:s/>Data19 &amp; [sp tr] &amp; 1251 &amp; data13\_n401\_n305, n305 </text:p>
      <text:p text:style-name="Standard"><text:s/>data13\_n4\_n3 &amp; gdf &amp; &amp; 703,-150,1600; simult. Data18,Data19, $401=4$, $305=3$ </text:p>
      <text:p text:style-name="Standard"/>
      <text:p text:style-name="Standard"><text:s/>Data20 &amp; [sp tr] &amp; 1751 &amp; data14, n401 </text:p>
      <text:p text:style-name="Standard"><text:s/>Data21 &amp; [sp tr] &amp; 1751 &amp; data14, n305 </text:p>
      <text:p text:style-name="Standard"><text:s/>Data22 &amp; [sp tr] &amp; 1751 &amp; data14, n502 </text:p>
      <text:p text:style-name="Standard"><text:s/>data14 &amp; gdf &amp; &amp; 703,-150,1600; simult. Data20,Data21,Data22; n401, n305, n502 </text:p>
      <text:p text:style-name="Standard"/>
      <text:p text:style-name="Standard"><text:soft-page-break/><text:s/>data16 generated from data14 &amp; gdf &amp; &amp; 703,-150,1600; simult. </text:p>
      <text:p text:style-name="Standard"><text:s/>Data20,Data21,Data22; $401=4$, $305=3$, $502=5$ </text:p>
      <text:p text:style-name="Standard"><text:s/>load data14.gdf </text:p>
      <text:p text:style-name="Standard"><text:s/>data16 = data14 </text:p>
      <text:p text:style-name="Standard"><text:s/>data16(find(data16(:,1)==401),1) = 4 </text:p>
      <text:p text:style-name="Standard"><text:s/>data16(find(data16(:,1)==305),1) = 3 </text:p>
      <text:p text:style-name="Standard"><text:s/>data16(find(data16(:,1)==502),1) = 5 </text:p>
      <text:p text:style-name="Standard"><text:s/>save -ascii data16.gdf data16 </text:p>
      <text:p text:style-name="Standard"/>
      <text:list xml:id="list1303238739" text:style-name="L4">
        <text:list-item>
          <text:p text:style-name="P7">Data from Martin Nawrot</text:p>
        </text:list-item>
      </text:list>
      <text:p text:style-name="P3">Data26 <text:s/>simul &amp; nonrenewal &amp; stat &amp; negative serial corr.</text:p>
      <text:p text:style-name="P3">Data27 <text:s/>monkey &amp; nonrenewal &amp; stat &amp; <text:s/>negative serial corr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ano Torre</meta:initial-creator>
    <meta:creation-date>2014-11-20T15:21:08</meta:creation-date>
    <dc:date>2014-11-25T15:45:36</dc:date>
    <dc:creator>Emiliano Torre</dc:creator>
    <meta:editing-duration>PT8M2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48" meta:word-count="389" meta:character-count="2466" meta:non-whitespace-character-count="2050"/>
  </office:meta>
</office:document-meta>
</file>